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0d7cf"/>
    </style:style>
    <style:style style:name="P3" style:family="paragraph" style:parent-style-name="Standard">
      <style:text-properties officeooo:paragraph-rsid="0020d7cf"/>
    </style:style>
    <style:style style:name="P4" style:family="paragraph" style:parent-style-name="Standard">
      <style:text-properties officeooo:rsid="0020d7cf" officeooo:paragraph-rsid="0020d7cf"/>
    </style:style>
    <style:style style:name="P5" style:family="paragraph" style:parent-style-name="Standard">
      <style:text-properties officeooo:rsid="002220cf" officeooo:paragraph-rsid="0034de0b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a8656" officeooo:paragraph-rsid="0034de0b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officeooo:rsid="002a8656" officeooo:paragraph-rsid="0034de0b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87e3f" officeooo:paragraph-rsid="0034de0b" style:font-style-asian="normal" style:font-style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3.646cm"/>
        </style:tab-stops>
      </style:paragraph-properties>
      <style:text-properties fo:font-style="normal" officeooo:rsid="00287e3f" officeooo:paragraph-rsid="0034de0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XO Thames" fo:font-size="12pt" fo:font-weight="bold" officeooo:rsid="001d80ca" officeooo:paragraph-rsid="0034de0b" style:font-size-asian="12pt" style:font-weight-asian="bold" style:font-weight-complex="bold"/>
    </style:style>
    <style:style style:name="P15" style:family="paragraph" style:parent-style-name="Standard">
      <style:text-properties style:font-name="XO Thames" fo:font-size="12pt" fo:font-style="italic" fo:font-weight="normal" officeooo:rsid="00287e3f" officeooo:paragraph-rsid="0034de0b" style:font-size-asian="12pt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0235ccc" officeooo:paragraph-rsid="0034de0b"/>
    </style:style>
    <style:style style:name="P17" style:family="paragraph" style:parent-style-name="Standard">
      <style:paragraph-properties fo:text-align="start" style:justify-single-word="false"/>
      <style:text-properties officeooo:rsid="00235ccc" officeooo:paragraph-rsid="0034de0b"/>
    </style:style>
    <style:style style:name="P18" style:family="paragraph" style:parent-style-name="Standard">
      <style:text-properties officeooo:rsid="00235ccc" officeooo:paragraph-rsid="0034de0b"/>
    </style:style>
    <style:style style:name="P19" style:family="paragraph" style:parent-style-name="Standard">
      <style:text-properties officeooo:paragraph-rsid="0034de0b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f0633" officeooo:paragraph-rsid="0035660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f0633" officeooo:paragraph-rsid="0035660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287e3f" officeooo:paragraph-rsid="0034de0b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officeooo:rsid="0040edad" officeooo:paragraph-rsid="0040edad"/>
    </style:style>
    <style:style style:name="P25" style:family="paragraph" style:parent-style-name="Standard">
      <style:paragraph-properties fo:text-align="start" style:justify-single-word="false"/>
      <style:text-properties officeooo:rsid="0040edad" officeooo:paragraph-rsid="0041c47b"/>
    </style:style>
    <style:style style:name="P26" style:family="paragraph" style:parent-style-name="Standard">
      <style:text-properties officeooo:rsid="0040edad" officeooo:paragraph-rsid="0040edad"/>
    </style:style>
    <style:style style:name="P27" style:family="paragraph" style:parent-style-name="Standard">
      <style:paragraph-properties fo:text-align="center" style:justify-single-word="false"/>
      <style:text-properties officeooo:rsid="0040edad" officeooo:paragraph-rsid="0040edad"/>
    </style:style>
    <style:style style:name="P28" style:family="paragraph" style:parent-style-name="Standard">
      <style:paragraph-properties fo:text-align="start" style:justify-single-word="false"/>
      <style:text-properties officeooo:rsid="0042bb6e" officeooo:paragraph-rsid="0042bb6e"/>
    </style:style>
    <style:style style:name="P29" style:family="paragraph" style:parent-style-name="Standard">
      <style:text-properties officeooo:paragraph-rsid="0047e108"/>
    </style:style>
    <style:style style:name="P30" style:family="paragraph" style:parent-style-name="Standard">
      <style:text-properties officeooo:rsid="004b44fd" officeooo:paragraph-rsid="004b44fd"/>
    </style:style>
    <style:style style:name="P31" style:family="paragraph" style:parent-style-name="Heading_20_2">
      <style:text-properties fo:color="#000000"/>
    </style:style>
    <style:style style:name="P32" style:family="paragraph" style:parent-style-name="Heading_20_3">
      <style:text-properties officeooo:paragraph-rsid="00356601"/>
    </style:style>
    <style:style style:name="P33" style:family="paragraph" style:parent-style-name="Standard">
      <style:paragraph-properties fo:text-align="center" style:justify-single-word="false"/>
      <style:text-properties fo:font-style="normal" officeooo:rsid="0042bb6e" officeooo:paragraph-rsid="0042bb6e" style:font-style-asian="normal" style:font-style-complex="normal"/>
    </style:style>
    <style:style style:name="P34" style:family="paragraph" style:parent-style-name="Standard">
      <style:text-properties officeooo:paragraph-rsid="0055df92"/>
    </style:style>
    <style:style style:name="P35" style:family="paragraph" style:parent-style-name="Standard">
      <style:text-properties officeooo:rsid="0055df92" officeooo:paragraph-rsid="0055df92"/>
    </style:style>
    <style:style style:name="P36" style:family="paragraph" style:parent-style-name="Standard">
      <style:paragraph-properties fo:text-align="center" style:justify-single-word="false"/>
      <style:text-properties officeooo:rsid="0055df92" officeooo:paragraph-rsid="0055df92"/>
    </style:style>
    <style:style style:name="P37" style:family="paragraph" style:parent-style-name="Standard">
      <style:paragraph-properties fo:text-align="start" style:justify-single-word="false"/>
      <style:text-properties officeooo:rsid="0055df92" officeooo:paragraph-rsid="0055df92"/>
    </style:style>
    <style:style style:name="P38" style:family="paragraph" style:parent-style-name="Standard">
      <style:paragraph-properties fo:text-align="start" style:justify-single-word="false"/>
      <style:text-properties officeooo:paragraph-rsid="00584167"/>
    </style:style>
    <style:style style:name="P39" style:family="paragraph" style:parent-style-name="Standard">
      <style:paragraph-properties fo:text-align="start" style:justify-single-word="false"/>
      <style:text-properties officeooo:rsid="005632aa" officeooo:paragraph-rsid="005632aa"/>
    </style:style>
    <style:style style:name="P40" style:family="paragraph" style:parent-style-name="Standard">
      <style:paragraph-properties fo:text-align="start" style:justify-single-word="false"/>
      <style:text-properties officeooo:rsid="0056565f" officeooo:paragraph-rsid="0056565f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56565f" officeooo:paragraph-rsid="0056565f" style:font-weight-asian="bold" style:font-weight-complex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paragraph-rsid="00584167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584167" officeooo:paragraph-rsid="0056565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599638" officeooo:paragraph-rsid="00599638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officeooo:rsid="00599638" officeooo:paragraph-rsid="00599638"/>
    </style:style>
    <style:style style:name="P47" style:family="paragraph" style:parent-style-name="Standard">
      <style:paragraph-properties fo:text-align="start" style:justify-single-word="false"/>
      <style:text-properties style:font-name="XO Thames" fo:font-size="12pt" fo:font-weight="bold" officeooo:rsid="005b0e98" officeooo:paragraph-rsid="005b0e98" style:font-size-asian="12p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XO Thames" fo:font-size="12pt" fo:font-weight="bold" officeooo:rsid="005b0e98" officeooo:paragraph-rsid="0060c6c6" style:font-size-asian="12pt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XO Thames" fo:font-size="12pt" fo:font-weight="normal" officeooo:rsid="005b0e98" officeooo:paragraph-rsid="005b0e98" style:font-size-asian="12p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XO Thames" fo:font-size="12pt" fo:font-weight="normal" officeooo:rsid="005bf515" officeooo:paragraph-rsid="005bf515" style:font-size-asian="12pt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XO Thames" fo:font-size="12pt" fo:font-weight="normal" officeooo:rsid="005bf515" officeooo:paragraph-rsid="005bf515" style:font-size-asian="12pt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XO Thames" fo:font-size="12pt" fo:font-weight="normal" officeooo:rsid="005c75ec" officeooo:paragraph-rsid="005c78ae" style:font-size-asian="12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XO Thames" fo:font-size="12pt" fo:font-weight="normal" officeooo:rsid="005c75ec" officeooo:paragraph-rsid="005c75ec" style:font-size-asian="12p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XO Thames" fo:font-size="12pt" fo:font-weight="normal" officeooo:rsid="005c75ec" officeooo:paragraph-rsid="005c78ae" style:font-size-asian="12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XO Thames" fo:font-size="12pt" fo:font-weight="normal" officeooo:rsid="005c78ae" officeooo:paragraph-rsid="005c78ae" style:font-size-asian="12p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XO Thames" fo:font-size="12pt" fo:font-weight="normal" officeooo:rsid="005cfe2d" officeooo:paragraph-rsid="005cfe2d" style:font-size-asian="12pt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XO Thames" fo:font-size="12pt" fo:font-weight="normal" officeooo:rsid="005cfe2d" officeooo:paragraph-rsid="005cfe2d" style:font-size-asian="12pt" style:font-weight-asian="normal" style:font-weight-complex="normal"/>
    </style:style>
    <style:style style:name="P58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61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7cf" style:font-weight-asian="bold" style:font-weight-complex="bold"/>
    </style:style>
    <style:style style:name="T4" style:family="text">
      <style:text-properties officeooo:rsid="001d80ca"/>
    </style:style>
    <style:style style:name="T5" style:family="text">
      <style:text-properties officeooo:rsid="0020013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0135" style:font-style-asian="italic" style:font-style-complex="italic"/>
    </style:style>
    <style:style style:name="T8" style:family="text">
      <style:text-properties fo:font-style="italic" officeooo:rsid="0024d6e1" style:font-style-asian="italic" style:font-style-complex="italic"/>
    </style:style>
    <style:style style:name="T9" style:family="text">
      <style:text-properties fo:font-style="italic" officeooo:rsid="0026b67d" style:font-style-asian="italic" style:font-style-complex="italic"/>
    </style:style>
    <style:style style:name="T10" style:family="text">
      <style:text-properties fo:font-style="italic" officeooo:rsid="00414e21" style:font-style-asian="italic" style:font-style-complex="italic"/>
    </style:style>
    <style:style style:name="T11" style:family="text">
      <style:text-properties fo:font-style="italic" fo:font-weight="normal" officeooo:rsid="003aa03c" style:font-style-asian="italic" style:font-weight-asian="normal" style:font-style-complex="italic" style:font-weight-complex="normal"/>
    </style:style>
    <style:style style:name="T12" style:family="text">
      <style:text-properties officeooo:rsid="0020d7cf"/>
    </style:style>
    <style:style style:name="T13" style:family="text">
      <style:text-properties officeooo:rsid="00235ccc"/>
    </style:style>
    <style:style style:name="T14" style:family="text">
      <style:text-properties officeooo:rsid="0024d6e1"/>
    </style:style>
    <style:style style:name="T15" style:family="text">
      <style:text-properties fo:font-style="normal" style:font-style-asian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6b67d" style:font-style-asian="normal" style:font-style-complex="normal"/>
    </style:style>
    <style:style style:name="T18" style:family="text">
      <style:text-properties fo:font-style="normal" officeooo:rsid="0034de0b" style:font-style-asian="normal" style:font-style-complex="normal"/>
    </style:style>
    <style:style style:name="T19" style:family="text">
      <style:text-properties fo:font-style="normal" officeooo:rsid="00356601" style:font-style-asian="normal" style:font-style-complex="normal"/>
    </style:style>
    <style:style style:name="T20" style:family="text">
      <style:text-properties fo:font-style="normal" officeooo:rsid="00414e21" style:font-style-asian="normal" style:font-style-complex="normal"/>
    </style:style>
    <style:style style:name="T21" style:family="text">
      <style:text-properties fo:font-style="normal" officeooo:rsid="005c78ae" style:font-style-asian="normal"/>
    </style:style>
    <style:style style:name="T22" style:family="text">
      <style:text-properties fo:font-style="normal" officeooo:rsid="0060c6c6" style:font-style-asian="normal"/>
    </style:style>
    <style:style style:name="T23" style:family="text">
      <style:text-properties fo:font-style="normal" fo:font-weight="bold" officeooo:rsid="00356601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weight-complex="bold"/>
    </style:style>
    <style:style style:name="T25" style:family="text">
      <style:text-properties fo:font-style="normal" fo:font-weight="normal" style:font-style-asian="normal" style:font-weight-asian="normal" style:font-weight-complex="normal"/>
    </style:style>
    <style:style style:name="T26" style:family="text">
      <style:text-properties fo:font-style="normal" fo:font-weight="normal" officeooo:rsid="005cfe2d" style:font-style-asian="normal" style:font-weight-asian="normal" style:font-weight-complex="normal"/>
    </style:style>
    <style:style style:name="T27" style:family="text">
      <style:text-properties fo:font-style="normal" fo:font-weight="normal" officeooo:rsid="0060c6c6" style:font-style-asian="normal" style:font-weight-asian="normal" style:font-weight-complex="normal"/>
    </style:style>
    <style:style style:name="T28" style:family="text">
      <style:text-properties officeooo:rsid="002e9382"/>
    </style:style>
    <style:style style:name="T29" style:family="text">
      <style:text-properties officeooo:rsid="002ffb2c"/>
    </style:style>
    <style:style style:name="T30" style:family="text">
      <style:text-properties officeooo:rsid="003347aa"/>
    </style:style>
    <style:style style:name="T31" style:family="text">
      <style:text-properties officeooo:rsid="002220cf"/>
    </style:style>
    <style:style style:name="T32" style:family="text">
      <style:text-properties officeooo:rsid="0026b67d"/>
    </style:style>
    <style:style style:name="T33" style:family="text">
      <style:text-properties officeooo:rsid="003651f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aa03c" style:font-weight-asian="normal" style:font-weight-complex="normal"/>
    </style:style>
    <style:style style:name="T36" style:family="text">
      <style:text-properties fo:font-weight="normal" officeooo:rsid="003c32a5" style:font-weight-asian="normal" style:font-weight-complex="normal"/>
    </style:style>
    <style:style style:name="T37" style:family="text">
      <style:text-properties fo:font-weight="normal" officeooo:rsid="003d9af7" style:font-weight-asian="normal" style:font-weight-complex="normal"/>
    </style:style>
    <style:style style:name="T38" style:family="text">
      <style:text-properties fo:font-weight="normal" officeooo:rsid="003ef9cb" style:font-weight-asian="normal" style:font-weight-complex="normal"/>
    </style:style>
    <style:style style:name="T39" style:family="text">
      <style:text-properties fo:font-weight="normal" officeooo:rsid="0047e108" style:font-weight-asian="normal" style:font-weight-complex="normal"/>
    </style:style>
    <style:style style:name="T40" style:family="text">
      <style:text-properties fo:font-weight="normal" officeooo:rsid="002ffb2c" style:font-weight-asian="normal" style:font-weight-complex="normal"/>
    </style:style>
    <style:style style:name="T41" style:family="text">
      <style:text-properties fo:font-weight="normal" officeooo:rsid="0048f95b" style:font-weight-asian="normal" style:font-weight-complex="normal"/>
    </style:style>
    <style:style style:name="T42" style:family="text">
      <style:text-properties fo:font-weight="normal" officeooo:rsid="00584167" style:font-weight-asian="normal" style:font-weight-complex="normal"/>
    </style:style>
    <style:style style:name="T43" style:family="text">
      <style:text-properties officeooo:rsid="00414e21"/>
    </style:style>
    <style:style style:name="T44" style:family="text">
      <style:text-properties officeooo:rsid="0047e108"/>
    </style:style>
    <style:style style:name="T45" style:family="text">
      <style:text-properties officeooo:rsid="00552aed"/>
    </style:style>
    <style:style style:name="T46" style:family="text">
      <style:text-properties officeooo:rsid="0056565f"/>
    </style:style>
    <style:style style:name="T4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8" style:family="text">
      <style:text-properties officeooo:rsid="005c75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60"><text:a xlink:type="simple" xlink:href="#__RefHeading___Toc115_2946742858" text:style-name="Index_20_Link" text:visited-style-name="Index_20_Link">2. Метод k ближайших соседей<text:tab/>1</text:a></text:p>
          <text:p text:style-name="P58"><text:a xlink:type="simple" xlink:href="#__RefHeading___Toc117_2946742858" text:style-name="Index_20_Link" text:visited-style-name="Index_20_Link">Гипотеза компактности<text:tab/>1</text:a></text:p>
          <text:p text:style-name="P58"><text:a xlink:type="simple" xlink:href="#__RefHeading___Toc121_2946742858" text:style-name="Index_20_Link" text:visited-style-name="Index_20_Link">Метод k ближайших соседей<text:tab/>1</text:a></text:p>
          <text:p text:style-name="P59"><text:a xlink:type="simple" xlink:href="#__RefHeading___Toc209_2908981149" text:style-name="Index_20_Link" text:visited-style-name="Index_20_Link">Обучающая выборка<text:tab/>1</text:a></text:p>
          <text:p text:style-name="P59"><text:a xlink:type="simple" xlink:href="#__RefHeading___Toc211_2908981149" text:style-name="Index_20_Link" text:visited-style-name="Index_20_Link">Задача классификации<text:tab/>1</text:a></text:p>
          <text:p text:style-name="P59"><text:a xlink:type="simple" xlink:href="#__RefHeading___Toc221_2908981149" text:style-name="Index_20_Link" text:visited-style-name="Index_20_Link">Задача регрессии<text:tab/>2</text:a></text:p>
          <text:p text:style-name="P59"><text:a xlink:type="simple" xlink:href="#__RefHeading___Toc233_2908981149" text:style-name="Index_20_Link" text:visited-style-name="Index_20_Link">Метрика<text:tab/>2</text:a></text:p>
          <text:p text:style-name="P59"><text:a xlink:type="simple" xlink:href="#__RefHeading___Toc235_2908981149" text:style-name="Index_20_Link" text:visited-style-name="Index_20_Link">Вес<text:tab/>3</text:a></text:p>
          <text:p text:style-name="P58"><text:a xlink:type="simple" xlink:href="#__RefHeading___Toc249_2908981149" text:style-name="Index_20_Link" text:visited-style-name="Index_20_Link">Термины<text:tab/>3</text:a></text:p>
          <text:p text:style-name="P60"><text:a xlink:type="simple" xlink:href="#__RefHeading___Toc251_2908981149" text:style-name="Index_20_Link" text:visited-style-name="Index_20_Link">3. Линейная регрессия<text:tab/>4</text:a></text:p>
          <text:p text:style-name="P58"><text:a xlink:type="simple" xlink:href="#__RefHeading___Toc522_586455626" text:style-name="Index_20_Link" text:visited-style-name="Index_20_Link">Среднеквадратичная ошибка<text:tab/>4</text:a></text:p>
          <text:p text:style-name="P58"><text:a xlink:type="simple" xlink:href="#__RefHeading___Toc524_586455626" text:style-name="Index_20_Link" text:visited-style-name="Index_20_Link">Обучение<text:tab/>4</text:a></text:p>
          <text:p text:style-name="P58"><text:a xlink:type="simple" xlink:href="#__RefHeading___Toc526_586455626" text:style-name="Index_20_Link" text:visited-style-name="Index_20_Link">Регуляризация<text:tab/>5</text:a></text:p>
          <text:p text:style-name="P58"><text:a xlink:type="simple" xlink:href="#__RefHeading___Toc528_586455626" text:style-name="Index_20_Link" text:visited-style-name="Index_20_Link">Масштабирование признаков<text:tab/>5</text:a></text:p>
          <text:p text:style-name="P58"><text:a xlink:type="simple" xlink:href="#__RefHeading___Toc530_586455626" text:style-name="Index_20_Link" text:visited-style-name="Index_20_Link">Оценка важности признаков<text:tab/>5</text:a></text:p>
          <text:p text:style-name="P58"><text:a xlink:type="simple" xlink:href="#__RefHeading___Toc532_586455626" text:style-name="Index_20_Link" text:visited-style-name="Index_20_Link">Термины<text:tab/>5</text:a></text:p>
        </text:index-body>
      </text:table-of-content>
      <text:h text:style-name="Heading_20_1" text:outline-level="1"><text:bookmark-start text:name="__RefHeading___Toc115_2946742858"/>2. <text:span text:style-name="T45">Метод k ближайших соседей</text:span><text:bookmark-end text:name="__RefHeading___Toc115_2946742858"/></text:h>
      <text:p text:style-name="P30">Общая процедура построения модели:</text:p>
      <text:p text:style-name="P30">1. Выбор функции потерь.</text:p>
      <text:p text:style-name="P30">2. Выбор способа оценки обобщающей способности (отложенная выборка, кросс-валидация)</text:p>
      <text:p text:style-name="P30">3. Разбиение выборки</text:p>
      <text:p text:style-name="P30">4. Обучение модели с разными гиперпараметрами, подбор лучших вариантов</text:p>
      <text:p text:style-name="P30">5. Возможно, проверка модели на тестовой выборке.</text:p>
      <text:h text:style-name="P31" text:outline-level="2"><text:bookmark-start text:name="__RefHeading___Toc117_2946742858"/>Гипотеза компактности<text:bookmark-end text:name="__RefHeading___Toc117_2946742858"/></text:h>
      <text:p text:style-name="Standard">Если два объекта похожи друг на друга, то и ответы <text:span text:style-name="T28">на </text:span>этих объектах будут тоже похожи.</text:p>
      <text:h text:style-name="Heading_20_2" text:outline-level="2"><text:bookmark-start text:name="__RefHeading___Toc121_2946742858"/>Метод k ближайших соседей<text:bookmark-end text:name="__RefHeading___Toc121_2946742858"/></text:h>
      <text:p text:style-name="Standard">Подходит для задач классификации и регрессии.</text:p>
      <text:h text:style-name="Heading_20_3" text:outline-level="3"><text:bookmark-start text:name="__RefHeading___Toc209_2908981149"/>Обучающая выборка<text:bookmark-end text:name="__RefHeading___Toc209_2908981149"/></text:h>
      <text:p text:style-name="P1"><draw:frame draw:style-name="fr1" draw:name="Object1" text:anchor-type="as-char" svg:y="-0.554cm" svg:width="2.909cm" svg:height="0.9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<text:span text:style-name="T1">Обучение</text:span><text:span text:style-name="T34"> </text:span><text:span text:style-name="T40">—</text:span><text:span text:style-name="T34"> </text:span><text:span text:style-name="T39">з</text:span>апоминание <text:span text:style-name="T4">обучающей выборки.</text:span></text:p>
      <text:h text:style-name="P32" text:outline-level="3"><text:bookmark-start text:name="__RefHeading___Toc211_2908981149"/>Задача классификации<text:bookmark-end text:name="__RefHeading___Toc211_2908981149"/></text:h>
      <text:p text:style-name="P22">Ответы из множества:</text:p>
      <text:p text:style-name="P21"><draw:frame draw:style-name="fr1" draw:name="Object2" text:anchor-type="as-char" svg:y="-0.377cm" svg:width="3.738cm" svg:height="0.53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5">1. </text:span><text:span text:style-name="T2">Сортируем </text:span>объекты обучающей выборки по близости к объекту <text:span text:style-name="T7">х</text:span>. <draw:frame draw:style-name="fr1" draw:name="Object3" text:anchor-type="as-char" svg:y="-0.386cm" svg:width="6.262cm" svg:height="0.56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pan text:style-name="T12">2. </text:span><text:span text:style-name="T3">Выбираем</text:span><text:span text:style-name="T12"> </text:span>k ближайших <text:span text:style-name="T12">объектов </text:span><text:span text:style-name="T12"><draw:frame draw:style-name="fr1" draw:name="Object4" text:anchor-type="as-char" svg:y="-0.377cm" svg:width="2.136cm" svg:height="0.556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soft-page-break/>3. <text:span text:style-name="T2">Определяем</text:span> наиболее популярный ответ:</text:p>
      <text:p text:style-name="P2"><draw:frame draw:style-name="fr1" draw:name="Object5" text:anchor-type="as-char" svg:y="-0.713cm" svg:width="5.246cm" svg:height="1.13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5">где <draw:frame draw:style-name="fr1" draw:name="Object18" text:anchor-type="as-char" svg:y="-0.377cm" svg:width="0.587cm" svg:height="0.531cm" draw:z-index="6"><draw:object xlink:href="./Object 18" xlink:type="simple" xlink:show="embed" xlink:actuate="onLoad"/><draw:image xlink:href="./ObjectReplacements/Object 18" xlink:type="simple" xlink:show="embed" xlink:actuate="onLoad"/></draw:frame><text:span text:style-name="T29">— вес</text:span>.</text:p>
      <text:p text:style-name="P20">Ошибка</text:p>
      <text:p text:style-name="Standard">Доля ошибок <text:span text:style-name="T33">(error rate):</text:span></text:p>
      <text:p text:style-name="P1"><text:bookmark-start text:name="__RefHeading___Toc213_2908981149"/><draw:frame draw:style-name="fr1" draw:name="Object16" text:anchor-type="as-char" svg:y="-0.713cm" svg:width="4.847cm" svg:height="1.139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text:bookmark-end text:name="__RefHeading___Toc213_2908981149"/></text:p>
      <text:p text:style-name="Standard"><text:bookmark-start text:name="__RefHeading___Toc215_2908981149"/>Доля верных ответов (accuracy):<text:bookmark-end text:name="__RefHeading___Toc215_2908981149"/></text:p>
      <text:p text:style-name="P1"><text:bookmark-start text:name="__RefHeading___Toc217_2908981149"/><draw:frame draw:style-name="fr1" draw:name="Object17" text:anchor-type="as-char" svg:y="-0.713cm" svg:width="4.847cm" svg:height="1.139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RefHeading___Toc217_2908981149"/></text:p>
      <text:p text:style-name="Standard"><text:bookmark-start text:name="__RefHeading___Toc219_2908981149"/>При <text:span text:style-name="T44">анализе качества модели</text:span> необходимо учитывать баланс классов в данных обучающей выборки. <text:span text:style-name="T44">Доля верных ответов может совпасть с долей какого-то конкретного класса: даже если часы стоят, они показывают точное время два раза в день.</text:span><text:bookmark-end text:name="__RefHeading___Toc219_2908981149"/></text:p>
      <text:h text:style-name="Heading_20_3" text:outline-level="3"><text:bookmark-start text:name="__RefHeading___Toc221_2908981149"/>Задача регрессии<text:bookmark-end text:name="__RefHeading___Toc221_2908981149"/></text:h>
      <text:p text:style-name="Standard"><text:bookmark-start text:name="__RefHeading___Toc223_2908981149"/><text:span text:style-name="T19">1. </text:span><text:span text:style-name="T23">Сортируем</text:span><text:span text:style-name="T19"> объекты </text:span><draw:frame draw:style-name="fr1" draw:name="Object23" text:anchor-type="as-char" svg:y="-0.386cm" svg:width="6.262cm" svg:height="0.564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text:bookmark-end text:name="__RefHeading___Toc223_2908981149"/></text:p>
      <text:p text:style-name="Standard"><text:bookmark-start text:name="__RefHeading___Toc225_2908981149"/>2. <text:span text:style-name="T2">Выбираем</text:span> k ближайших соседей <draw:frame draw:style-name="fr1" draw:name="Object24" text:anchor-type="as-char" svg:y="-0.377cm" svg:width="2.136cm" svg:height="0.556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s/><text:bookmark-end text:name="__RefHeading___Toc225_2908981149"/></text:p>
      <text:p text:style-name="Standard"><text:bookmark-start text:name="__RefHeading___Toc227_2908981149"/>2. Результат определяем <text:span text:style-name="T2">усредняя</text:span> по k ближайшим соседям:<text:bookmark-end text:name="__RefHeading___Toc227_2908981149"/></text:p>
      <text:p text:style-name="P1"><text:bookmark-start text:name="__RefHeading___Toc229_2908981149"/><draw:frame draw:style-name="fr1" draw:name="Object25" text:anchor-type="as-char" svg:y="-1.109cm" svg:width="3.671cm" svg:height="1.976cm" draw:z-index="24"><draw:object xlink:href="./Object 25" xlink:type="simple" xlink:show="embed" xlink:actuate="onLoad"/><draw:image xlink:href="./ObjectReplacements/Object 25" xlink:type="simple" xlink:show="embed" xlink:actuate="onLoad"/></draw:frame><text:bookmark-end text:name="__RefHeading___Toc229_2908981149"/></text:p>
      <text:p text:style-name="Standard"><text:bookmark-start text:name="__RefHeading___Toc231_2908981149"/>формула Надарая-Ватсона.<text:bookmark-end text:name="__RefHeading___Toc231_2908981149"/></text:p>
      <text:p text:style-name="P10">Ошибка<text:span text:style-name="T34"> — </text:span><text:span text:style-name="T39">среднеквадратичная ошибка </text:span><text:span text:style-name="T41">(MSE)</text:span><text:span text:style-name="T39">:</text:span></text:p>
      <text:p text:style-name="P11"><draw:frame draw:style-name="fr1" draw:name="Object26" text:anchor-type="as-char" svg:y="-0.713cm" svg:width="4.844cm" svg:height="1.139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>или средняя абсолютная ошибка (MAE):</text:p>
      <text:p text:style-name="P13"><draw:frame draw:style-name="fr1" draw:name="Object27" text:anchor-type="as-char" svg:y="-0.713cm" svg:width="4.74cm" svg:height="1.139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h text:style-name="Heading_20_3" text:outline-level="3"><text:bookmark-start text:name="__RefHeading___Toc233_2908981149"/>Метрика<text:bookmark-end text:name="__RefHeading___Toc233_2908981149"/></text:h>
      <text:p text:style-name="P19"><text:span text:style-name="T31">1.</text:span><text:span text:style-name="T31"><draw:frame draw:style-name="fr1" draw:name="Object6" text:anchor-type="as-char" svg:y="-0.386cm" svg:width="3.24cm" svg:height="0.50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">— если объекты разные, то расстояние между ними всегда больше 0.</text:span></text:p>
      <text:p text:style-name="P5">2.<draw:frame draw:style-name="fr1" draw:name="Object8" text:anchor-type="as-char" svg:y="-0.386cm" svg:width="2.969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9">—</text:span> <text:span text:style-name="T29">симметричность.</text:span></text:p>
      <text:p text:style-name="P5">3.<draw:frame draw:style-name="fr1" draw:name="Object9" text:anchor-type="as-char" svg:y="-0.386cm" svg:width="4.466cm" svg:height="0.50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9">—</text:span> <text:span text:style-name="T13">неравенство треугольника.</text:span></text:p>
      <text:p text:style-name="P14">Примеры метрик</text:p>
      <text:p text:style-name="P15">Для числовых признаков:</text:p>
      <text:p text:style-name="P18">1. Евклидова метрика:</text:p>
      <text:p text:style-name="P16"><draw:frame draw:style-name="fr1" draw:name="Object7" text:anchor-type="as-char" svg:y="-0.801cm" svg:width="4.173cm" svg:height="1.228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7">2. Манхэттенская метрика:</text:p>
      <text:p text:style-name="P16"><draw:frame draw:style-name="fr1" draw:name="Object10" text:anchor-type="as-char" svg:y="-0.713cm" svg:width="3.664cm" svg:height="1.139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7"><text:soft-page-break/>В машинном обучении, эта метрика полезна, если в <text:span text:style-name="T29">выборке есть </text:span>выбросы: какие-то объекты сильно отличающиеся от других.</text:p>
      <text:p text:style-name="P17">3. Метрика Минковского:</text:p>
      <text:p text:style-name="P16"><draw:frame draw:style-name="fr1" draw:name="Object11" text:anchor-type="as-char" svg:y="-0.801cm" svg:width="4.082cm" svg:height="1.22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7">Является обобщением Евклидовой и Менхэттенской метрик. <text:span text:style-name="T14">Можно подбирать </text:span><text:span text:style-name="T8">p</text:span><text:span text:style-name="T14"> под конкретную задачу для минимизации ошибков. При </text:span><text:span text:style-name="T14"><draw:frame draw:style-name="fr1" draw:name="Object15" text:anchor-type="as-char" svg:y="-0.377cm" svg:width="1.138cm" svg:height="0.467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получаем Ман</text:span><text:span text:style-name="T18">х</text:span><text:span text:style-name="T17">эттенскую метрику. При </text:span><text:span text:style-name="T17"><draw:frame draw:style-name="fr1" draw:name="Object14" text:anchor-type="as-char" svg:y="-0.377cm" svg:width="1.034cm" svg:height="0.467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— </text:span><text:span text:style-name="T17">Евклидову.</text:span></text:p>
      <text:p text:style-name="P23"><text:span text:style-name="T32">Д</text:span>ля категориальных признаков:</text:p>
      <text:p text:style-name="P8">1. Подсчёт различий</text:p>
      <text:p text:style-name="P9"><draw:frame draw:style-name="fr1" draw:name="Object12" text:anchor-type="as-char" svg:y="-0.713cm" svg:width="3.768cm" svg:height="1.139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Ни как не учитывается особенност<text:span text:style-name="T30">и разных</text:span> категорий признаков.</text:p>
      <text:p text:style-name="P6">2. Сравнение по частотам</text:p>
      <text:p text:style-name="P7"><draw:frame draw:style-name="fr1" draw:name="Object13" text:anchor-type="as-char" svg:y="-1.109cm" svg:width="5.457cm" svg:height="1.976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Heading_20_3" text:outline-level="3"><text:bookmark-start text:name="__RefHeading___Toc235_2908981149"/>Вес<text:bookmark-end text:name="__RefHeading___Toc235_2908981149"/></text:h>
      <text:p text:style-name="Standard"><text:bookmark-start text:name="__RefHeading___Toc237_2908981149"/>Самый простой вариант:<text:bookmark-end text:name="__RefHeading___Toc237_2908981149"/></text:p>
      <text:p text:style-name="P1"><text:bookmark-start text:name="__RefHeading___Toc239_2908981149"/><draw:frame draw:style-name="fr1" draw:name="Object22" text:anchor-type="as-char" svg:y="-0.619cm" svg:width="2.477cm" svg:height="1.071cm" draw:z-index="22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239_2908981149"/></text:p>
      <text:p text:style-name="P26">Парзеновское окно:</text:p>
      <text:p text:style-name="P27"><draw:frame draw:style-name="fr1" draw:name="Object19" text:anchor-type="as-char" svg:y="-0.746cm" svg:width="3.166cm" svg:height="1.18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24">где <text:span text:style-name="T6">h</text:span> — ширина окна. <text:span text:style-name="T43">Функция </text:span><text:span text:style-name="T10">K(x)</text:span><text:span text:style-name="T43"> подбирается так чтобы в случае если </text:span><text:span text:style-name="T10">x</text:span><text:span text:style-name="T43"> = 1 функция имеет нормальное значение, а при сильном росте </text:span><text:span text:style-name="T10">x </text:span><text:span text:style-name="T20">её значение стремится к 0. Таким образом, если </text:span><text:span text:style-name="T20"><draw:frame draw:style-name="fr1" draw:name="Object20" text:anchor-type="as-char" svg:y="-0.226cm" svg:width="0.432cm" svg:height="0.33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<text:s/>равно </text:span><text:span text:style-name="T10">h</text:span><text:span text:style-name="T20">, то всё хорошо.</text:span></text:p>
      <text:p text:style-name="P28"><text:span text:style-name="T20">П</text:span><text:span text:style-name="T16">ример K(x), гауссовское ядро:</text:span></text:p>
      <text:p text:style-name="P33"><draw:frame draw:style-name="fr1" draw:name="Object21" text:anchor-type="as-char" svg:y="-0.67cm" svg:width="4.914cm" svg:height="1.101cm" draw:z-index="18"><draw:object xlink:href="./Object 21" xlink:type="simple" xlink:show="embed" xlink:actuate="onLoad"/><draw:image xlink:href="./ObjectReplacements/Object 21" xlink:type="simple" xlink:show="embed" xlink:actuate="onLoad"/></draw:frame></text:p>
      <text:h text:style-name="Heading_20_2" text:outline-level="2"><text:bookmark-start text:name="__RefHeading___Toc249_2908981149"/>Термины<text:bookmark-end text:name="__RefHeading___Toc249_2908981149"/></text:h>
      <text:p text:style-name="Standard"><text:bookmark-start text:name="__RefHeading___Toc241_2908981149"/><text:span text:style-name="T2">Гиперпараметр</text:span> — параметр, который нельзя подбирать на обучающей выборке. <text:s/>Например, k на обучающей выборке всегда будет равно 1.<text:bookmark-end text:name="__RefHeading___Toc241_2908981149"/></text:p>
      <text:p text:style-name="Standard"><text:bookmark-start text:name="__RefHeading___Toc243_2908981149"/><text:span text:style-name="T2">Отложенная выборка</text:span><text:span text:style-name="T34"> — исходные данные делятся на несколько выборок: обучающая — для обучения, валидационная — для </text:span><text:span text:style-name="T37">подбора</text:span><text:span text:style-name="T34"> гиперпараметров, тестовая — для </text:span><text:span text:style-name="T38">оценки </text:span><text:span text:style-name="T34">качества модели.</text:span><text:bookmark-end text:name="__RefHeading___Toc243_2908981149"/></text:p>
      <text:p text:style-name="Standard"><text:bookmark-start text:name="__RefHeading___Toc245_2908981149"/><text:span text:style-name="T2">Кросс-валидация</text:span><text:span text:style-name="T34"> — исходные данные разбиваются на несколько блоков и по очереди применяют каждый блок в роли обучающей, </text:span><text:soft-page-break/><text:span text:style-name="T34">валидационной и тестовой выборок. При этом каждый объект выступает в каждой роли. </text:span><text:span text:style-name="T35">Разбиение называется <text:s/>фолд, fold. Если количество фолдов n равно количеству объектов — </text:span><text:span text:style-name="T36">это</text:span><text:span text:style-name="T35"> leave-one-out. Обычно </text:span><text:span text:style-name="T11">n</text:span><text:span text:style-name="T35"> = 3, </text:span><text:span text:style-name="T11">n</text:span><text:span text:style-name="T35"> = 5 или </text:span><text:span text:style-name="T11">n</text:span><text:span text:style-name="T35"> = 10.</text:span><text:bookmark-end text:name="__RefHeading___Toc245_2908981149"/></text:p>
      <text:p text:style-name="Standard"><text:bookmark-start text:name="__RefHeading___Toc247_2908981149"/><text:span text:style-name="T2">Переобучение</text:span><text:span text:style-name="T34"> — слишком сильный подгон на обучающую выборку. При переобучении качество модели на обучающей выборке хорошее, на новых данных — плохое.</text:span><text:bookmark-end text:name="__RefHeading___Toc247_2908981149"/></text:p>
      <text:h text:style-name="Heading_20_1" text:outline-level="1"><text:bookmark-start text:name="__RefHeading___Toc251_2908981149"/>3. <text:span text:style-name="T45">Линейная регрессия</text:span><text:bookmark-end text:name="__RefHeading___Toc251_2908981149"/></text:h>
      <text:p text:style-name="P1"><text:bookmark-start text:name="__RefHeading___Toc520_586455626"/><draw:frame draw:style-name="fr2" draw:name="Object28" text:anchor-type="as-char" svg:y="-0.386cm" svg:width="7.078cm" svg:height="0.542cm" draw:z-index="27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520_586455626"/></text:p>
      <text:p text:style-name="P34"><text:span text:style-name="T45">г</text:span>де<draw:frame draw:style-name="fr2" draw:name="Object29" text:anchor-type="as-char" svg:y="-0.377cm" svg:width="0.644cm" svg:height="0.531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45">— свободный коэффициент или сдвиг, </text:span><text:span text:style-name="T45"><draw:frame draw:style-name="fr2" draw:name="Object31" text:anchor-type="as-char" svg:y="-0.377cm" svg:width="0.587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5">— веса/коэффициенты,</text:span><text:span text:style-name="T45"><draw:frame draw:style-name="fr2" draw:name="Object30" text:anchor-type="as-char" svg:y="-0.377cm" svg:width="0.443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5">— количество признаков. Количество параметров всегда </text:span><text:span text:style-name="T45"><draw:frame draw:style-name="fr2" draw:name="Object43" text:anchor-type="as-char" svg:y="-0.377cm" svg:width="1.05cm" svg:height="0.467cm" draw:z-index="43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5">Будем считать, что есть признак, всегда равный единице:</text:p>
      <text:p text:style-name="P36"><draw:frame draw:style-name="fr2" draw:name="Object32" text:anchor-type="as-char" svg:y="-0.386cm" svg:width="2.591cm" svg:height="0.50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7">Геометрический смысл:<draw:frame draw:style-name="fr2" draw:name="Object34" text:anchor-type="as-char" svg:y="-0.377cm" svg:width="0.512cm" svg:height="0.467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 — вектор нормали,<draw:frame draw:style-name="fr2" draw:name="Object35" text:anchor-type="as-char" svg:y="-0.377cm" svg:width="0.432cm" svg:height="0.467cm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— вектор объекта,<draw:frame draw:style-name="fr2" draw:name="Object33" text:anchor-type="as-char" svg:y="-0.377cm" svg:width="1.291cm" svg:height="0.487cm" draw:z-index="35"><draw:object xlink:href="./Object 33" xlink:type="simple" xlink:show="embed" xlink:actuate="onLoad"/><draw:image xlink:href="./ObjectReplacements/Object 33" xlink:type="simple" xlink:show="embed" xlink:actuate="onLoad"/></draw:frame>— проекция вектора <draw:frame draw:style-name="fr2" draw:name="Object36" text:anchor-type="as-char" svg:y="-0.377cm" svg:width="0.432cm" svg:height="0.467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на нормаль.</text:p>
      <text:p text:style-name="P39"><text:span text:style-name="T2">Категориальные признаки кодируются</text:span>. Например, one-hot кодирование: каждому из значений <text:span text:style-name="T34">признака</text:span><draw:frame draw:style-name="fr2" draw:name="Object37" text:anchor-type="as-char" svg:y="-0.377cm" svg:width="2.459cm" svg:height="0.531cm" draw:z-index="36"><draw:object xlink:href="./Object 37" xlink:type="simple" xlink:show="embed" xlink:actuate="onLoad"/><draw:image xlink:href="./ObjectReplacements/Object 37" xlink:type="simple" xlink:show="embed" xlink:actuate="onLoad"/></draw:frame> сопоставляется <text:span text:style-name="T46">новый «признак»</text:span><draw:frame draw:style-name="fr2" draw:name="Object38" text:anchor-type="as-char" svg:y="-0.377cm" svg:width="4.348cm" svg:height="0.531cm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T46">вес которого принимает 1 , если исходный признак принимает это значение. Еще есть one-cold.</text:span></text:p>
      <text:p text:style-name="P40"><text:span text:style-name="T2">Нелинейные зависимости «бинаризуются»</text:span>. Вместо одного признака вводится набор «признаков» с разными весами, которые включаются, если значение признака попадает в диапазон.</text:p>
      <text:h text:style-name="Heading_20_2" text:outline-level="2"><text:bookmark-start text:name="__RefHeading___Toc522_586455626"/>Среднеквадратичная ошибка<text:bookmark-end text:name="__RefHeading___Toc522_586455626"/></text:h>
      <text:p text:style-name="P41"><draw:frame draw:style-name="fr2" draw:name="Object39" text:anchor-type="as-char" svg:y="-0.713cm" svg:width="6.923cm" svg:height="1.13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45">где<draw:frame draw:style-name="fr2" draw:name="Object41" text:anchor-type="as-char" svg:y="-0.377cm" svg:width="0.794cm" svg:height="0.467cm" draw:z-index="41"><draw:object xlink:href="./Object 41" xlink:type="simple" xlink:show="embed" xlink:actuate="onLoad"/><draw:image xlink:href="./ObjectReplacements/Object 41" xlink:type="simple" xlink:show="embed" xlink:actuate="onLoad"/></draw:frame> — произведение матрицы на вектор,<draw:frame draw:style-name="fr2" draw:name="Object42" text:anchor-type="as-char" svg:y="-0.377cm" svg:width="0.841cm" svg:height="0.487cm" draw:z-index="42"><draw:object xlink:href="./Object 42" xlink:type="simple" xlink:show="embed" xlink:actuate="onLoad"/><draw:image xlink:href="./ObjectReplacements/Object 42" xlink:type="simple" xlink:show="embed" xlink:actuate="onLoad"/></draw:frame>— Евклидова норма,</text:p>
      <text:p text:style-name="P44"/>
      <text:p text:style-name="P43"><text:span text:style-name="T47"><draw:frame draw:style-name="fr2" draw:name="Object48" text:anchor-type="as-char" svg:y="-1.586cm" svg:width="11.908cm" svg:height="2.999cm" draw:z-index="39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46"><text:span text:style-name="T47"><draw:frame draw:style-name="fr2" draw:name="Object40" text:anchor-type="as-char" svg:y="-0.713cm" svg:width="2.323cm" svg:height="1.139cm" draw:z-index="40"><draw:object xlink:href="./Object 40" xlink:type="simple" xlink:show="embed" xlink:actuate="onLoad"/><draw:image xlink:href="./ObjectReplacements/Object 40" xlink:type="simple" xlink:show="embed" xlink:actuate="onLoad"/></draw:frame></text:span></text:p>
      <text:h text:style-name="Heading_20_2" text:outline-level="2"><text:bookmark-start text:name="__RefHeading___Toc524_586455626"/>Обучение<text:bookmark-end text:name="__RefHeading___Toc524_586455626"/></text:h>
      <text:p text:style-name="P50"><text:span text:style-name="T15">Для обучения на среднеквадратичной ошибке (MSE), необходимо рассчитать веса по формуле:</text:span></text:p>
      <text:p text:style-name="P49"><text:soft-page-break/><text:span text:style-name="T15"><draw:frame draw:style-name="fr2" draw:name="Object44" text:anchor-type="as-char" svg:y="-0.437cm" svg:width="3.344cm" svg:height="0.557cm" draw:z-index="44"><draw:object xlink:href="./Object 44" xlink:type="simple" xlink:show="embed" xlink:actuate="onLoad"/><draw:image xlink:href="./ObjectReplacements/Object 44" xlink:type="simple" xlink:show="embed" xlink:actuate="onLoad"/></draw:frame></text:span></text:p>
      <text:h text:style-name="Heading_20_2" text:outline-level="2"><text:bookmark-start text:name="__RefHeading___Toc526_586455626"/>Регуляризация<text:bookmark-end text:name="__RefHeading___Toc526_586455626"/></text:h>
      <text:p text:style-name="P50"><text:span text:style-name="T15">Большие коэффициенты являются симптомом переобучения. Для борьбы с этим вводится коэффициент регуляризации</text:span><text:span text:style-name="T15"><draw:frame draw:style-name="fr2" draw:name="Object45" text:anchor-type="as-char" svg:y="-0.377cm" svg:width="0.617cm" svg:height="0.467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 штрафующий за большие веса:</text:span></text:p>
      <text:p text:style-name="P54"><text:span text:style-name="T21"><draw:frame draw:style-name="fr2" draw:name="Object52" text:anchor-type="as-char" svg:y="-0.377cm" svg:width="0.589cm" svg:height="0.531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21">-регуляризатор:</text:span></text:p>
      <text:p text:style-name="P52"><text:span text:style-name="T21"><draw:frame draw:style-name="fr2" draw:name="Object51" text:anchor-type="as-char" svg:y="-0.713cm" svg:width="7.92cm" svg:height="1.139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54"><text:span text:style-name="T21"/></text:p>
      <text:p text:style-name="P54"><text:span text:style-name="T15"><draw:frame draw:style-name="fr2" draw:name="Object50" text:anchor-type="as-char" svg:y="-0.377cm" svg:width="0.591cm" svg:height="0.531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15">-регуляризатор:</text:span></text:p>
      <text:p text:style-name="P51"><draw:frame draw:style-name="fr2" draw:name="Object46" text:anchor-type="as-char" svg:y="-0.713cm" svg:width="7.53cm" svg:height="1.139cm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51"><draw:frame draw:style-name="fr2" draw:name="Object47" text:anchor-type="as-char" svg:y="-0.437cm" svg:width="4.143cm" svg:height="0.55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0"/>
      <text:p text:style-name="P53">где <draw:frame draw:style-name="fr2" draw:name="Object49" text:anchor-type="as-char" svg:y="-0.377cm" svg:width="0.402cm" svg:height="0.467cm" draw:z-index="48"><draw:object xlink:href="./Object 49" xlink:type="simple" xlink:show="embed" xlink:actuate="onLoad"/><draw:image xlink:href="./ObjectReplacements/Object 49" xlink:type="simple" xlink:show="embed" xlink:actuate="onLoad"/></draw:frame><text:s/>— диагоналная матрица.</text:p>
      <text:p text:style-name="P55">При использовании <draw:frame draw:style-name="fr2" draw:name="Object55" text:anchor-type="as-char" svg:y="-0.377cm" svg:width="0.589cm" svg:height="0.531cm" draw:z-index="54"><draw:object xlink:href="./Object 55" xlink:type="simple" xlink:show="embed" xlink:actuate="onLoad"/><draw:image xlink:href="./ObjectReplacements/Object 55" xlink:type="simple" xlink:show="embed" xlink:actuate="onLoad"/></draw:frame>-регуляризатора (так как сумма модулей называется <draw:frame draw:style-name="fr2" draw:name="Object54" text:anchor-type="as-char" svg:y="-0.377cm" svg:width="0.591cm" svg:height="0.531cm" draw:z-index="53"><draw:object xlink:href="./Object 54" xlink:type="simple" xlink:show="embed" xlink:actuate="onLoad"/><draw:image xlink:href="./ObjectReplacements/Object 54" xlink:type="simple" xlink:show="embed" xlink:actuate="onLoad"/></draw:frame>-нормой, манхеттенской нормой) происходит отбор признаков, которые реально важны для модели.</text:p>
      <text:p text:style-name="P55">При использовании <draw:frame draw:style-name="fr2" draw:name="Object53" text:anchor-type="as-char" svg:y="-0.377cm" svg:width="0.591cm" svg:height="0.531cm" draw:z-index="52"><draw:object xlink:href="./Object 53" xlink:type="simple" xlink:show="embed" xlink:actuate="onLoad"/><draw:image xlink:href="./ObjectReplacements/Object 53" xlink:type="simple" xlink:show="embed" xlink:actuate="onLoad"/></draw:frame>-регуляризатора вырожденная матрица может стать не вырожденной <text:s/>и появится решение для уравнения коэффициентов.</text:p>
      <text:h text:style-name="Heading_20_2" text:outline-level="2"><text:bookmark-start text:name="__RefHeading___Toc528_586455626"/>Масштабирование признаков<text:bookmark-end text:name="__RefHeading___Toc528_586455626"/></text:h>
      <text:p text:style-name="P57"><draw:frame draw:style-name="fr2" draw:name="Object58" text:anchor-type="as-char" svg:y="-0.743cm" svg:width="2.205cm" svg:height="1.032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56">где</text:p>
      <text:p text:style-name="P57"><draw:frame draw:style-name="fr2" draw:name="Object56" text:anchor-type="as-char" svg:y="-0.713cm" svg:width="2.055cm" svg:height="1.139cm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T48">—</text:span> среднее значение,</text:p>
      <text:p text:style-name="P57"><draw:frame draw:style-name="fr2" draw:name="Object57" text:anchor-type="as-char" svg:y="-0.808cm" svg:width="3.591cm" svg:height="1.236cm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T48">—</text:span> стандартное отклонение.</text:p>
      <text:h text:style-name="Heading_20_2" text:outline-level="2"><text:bookmark-start text:name="__RefHeading___Toc530_586455626"/>Оценка важности признаков<text:bookmark-end text:name="__RefHeading___Toc530_586455626"/></text:h>
      <text:p text:style-name="P56"><text:span text:style-name="T15">Масштабировать признаки, регуляризовать модель, посмотреть на веса.</text:span></text:p>
      <text:p text:style-name="P56"><text:span text:style-name="T15">Можно проверить качество модели поочерёдно выкидывая по одному признаку.</text:span></text:p>
      <text:p text:style-name="P50"><text:span text:style-name="T24"/></text:p>
      <text:h text:style-name="Heading_20_2" text:outline-level="2"><text:bookmark-start text:name="__RefHeading___Toc532_586455626"/>Термины<text:bookmark-end text:name="__RefHeading___Toc532_586455626"/></text:h>
      <text:p text:style-name="P48"><text:span text:style-name="T22">Детерминант (определитель) матрицы</text:span><text:span text:style-name="T27"> — ывап </text:span></text:p>
      <text:p text:style-name="P48"><text:span text:style-name="T15">Градиент</text:span><text:span text:style-name="T25"> — </text:span><text:span text:style-name="T26">вектор, указывающий направление роста значения функции.</text:span></text:p>
      <text:p text:style-name="P47"><text:span text:style-name="T15">Производная</text:span></text:p>
      <text:p text:style-name="P47"><text:soft-page-break/><text:span text:style-name="T15">Произведение матриц</text:span></text:p>
      <text:p text:style-name="P47"><text:span text:style-name="T15">Транспонированная матрица</text:span></text:p>
      <text:p text:style-name="P47"><text:span text:style-name="T15">Ковариационная матрица</text:span></text:p>
      <text:p text:style-name="P47"><text:span text:style-name="T15">Вырожденная матрица</text:span></text:p>
      <text:p text:style-name="P38"><text:span text:style-name="T47"/></text:p>
      <text:p text:style-name="P43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orphans="2" fo:widows="2" fo:text-indent="0cm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orphans="2" fo:widows="2" fo:text-indent="0cm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orphans="2" fo:widows="2" fo:text-indent="0cm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align="start" style:justify-single-word="false" fo:orphans="2" fo:widows="2" fo:text-indent="0cm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orphans="2" fo:widows="2" fo:text-indent="0cm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orphans="2" fo:widows="2" fo:text-indent="0cm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orphans="2" fo:widows="2" fo:text-indent="0cm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3.175cm" fo:margin-right="0cm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212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21H29M52S</meta:editing-duration>
    <meta:generator>LibreOffice/6.1.5.2$Linux_X86_64 LibreOffice_project/10$Build-2</meta:generator>
    <dc:date>2020-02-23T15:35:54.133863061</dc:date>
    <meta:editing-cycles>59</meta:editing-cycles>
    <meta:document-statistic meta:table-count="0" meta:image-count="0" meta:object-count="58" meta:page-count="6" meta:paragraph-count="130" meta:word-count="671" meta:character-count="5067" meta:non-whitespace-character-count="4466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  <mi>.</mi>
    </mrow>
    <annotation encoding="StarMath 5.0">X=(x_{i}, y_{i}) binom{alignl l}{i=1} .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  <mi>.</mi>
    </mrow>
    <annotation encoding="StarMath 5.0">%rho( x,z )= sqrt{ sum from{j=1} to{d} ( x_{j}-z_{j} )^{2} } .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  <mi>.</mi>
    </mrow>
    <annotation encoding="StarMath 5.0">%rho( x,z )= sum from{j=1} to{d} lline x_{j}-z_{j} rline .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  <mi>.</mi>
    </mrow>
    <annotation encoding="StarMath 5.0">%rho( x,z ) = nroot{p}{ sum from{j=1} to{d} lline x_{j}-z_{j} rline  ^{p} } .</annotation>
  </semantics>
</math>
</file>

<file path=Object 13/content.xml><?xml version="1.0" encoding="utf-8"?>
<math xmlns="http://www.w3.org/1998/Math/MathML" display="block">
  <semantics>
    <mrow>
      <mi>p</mi>
      <mo stretchy="false">=</mo>
      <mn>2</mn>
    </mrow>
    <annotation encoding="StarMath 5.0">p = 2</annotation>
  </semantics>
</math>
</file>

<file path=Object 1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5/content.xml><?xml version="1.0" encoding="utf-8"?>
<math xmlns="http://www.w3.org/1998/Math/MathML" display="block">
  <semantics>
    <mrow>
      <mi>p</mi>
      <mo stretchy="false">=</mo>
      <mn>1,</mn>
    </mrow>
    <annotation encoding="StarMath 5.0">p = 1,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= y_i ].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&lt;&gt; y_i ].</annotation>
  </semantics>
</math>
</file>

<file path=Object 18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  <mi>,</mi>
    </mrow>
    <annotation encoding="StarMath 5.0">w_i = K left ( { %rho ( x, x_i ) } over h right ),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  <mi>.</mi>
    </mrow>
    <annotation encoding="StarMath 5.0">y_{i} in %UPSILON, %UPSILON = lbrace 1, ..., K rbrace .</annotation>
  </semantics>
</math>
</file>

<file path=Object 20/content.xml><?xml version="1.0" encoding="utf-8"?>
<math xmlns="http://www.w3.org/1998/Math/MathML" display="block">
  <semantics>
    <mi>ρ</mi>
    <annotation encoding="StarMath 5.0">%rho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o stretchy="false">−</mo>
            <mn>0,5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row>
        <mo fence="true" stretchy="true">)</mo>
      </mrow>
      <mi>.</mi>
    </mrow>
    <annotation encoding="StarMath 5.0">K( z ) = ( 2 %pi ) ^ { -0,5 } exp left ( - {1 over 2} z^2 right ).</annotation>
  </semantics>
</math>
</file>

<file path=Object 22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i>ρ</mi>
            <mrow>
              <mo fence="true" stretchy="false">(</mo>
              <mrow>
                <mrow>
                  <mi>x</mi>
                  <mi>,</mi>
                  <msub>
                    <mi>x</mi>
                    <mi>i</mi>
                  </msub>
                </mrow>
              </mrow>
              <mo fence="true" stretchy="false">)</mo>
            </mrow>
          </mrow>
        </mfrac>
      </mrow>
      <mi>.</mi>
    </mrow>
    <annotation encoding="StarMath 5.0">w_i = 1 over {  %rho ( x, x_i ) }.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2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</mrow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</mrow>
        </mfrac>
      </mrow>
    </mrow>
    <annotation encoding="StarMath 5.0">a( x ) = { sum binom { alignl k } { i = 1 } w_i y_{ (i) } } over { sum binom { alignl k } { i = 1 } w_i }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Q( a, X ) = 1 over l sum from { i = 1 } to  l  ( a ( x_i ) - y_i )^{2}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|</mo>
        </mrow>
      </mrow>
      <mn>.</mn>
    </mrow>
    <annotation encoding="StarMath 5.0">Q( a, X ) = 1 over l sum from { i = 1 } to  l  lline a ( x_i ) - y_i rline.  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w</mi>
            <mn>0</mn>
          </msub>
          <mo stretchy="false">+</mo>
          <msub>
            <mi>w</mi>
            <mn>1</mn>
          </msub>
        </mrow>
      </mrow>
      <mrow>
        <msub>
          <mi>x</mi>
          <mn>1</mn>
        </msub>
        <mo stretchy="false">+</mo>
        <mo stretchy="false">⋯</mo>
        <mo stretchy="false">+</mo>
        <msub>
          <mi>w</mi>
          <mi>d</mi>
        </msub>
      </mrow>
      <mrow>
        <msub>
          <mi>х</mi>
          <mi>d</mi>
        </msub>
        <mo stretchy="false">=</mo>
        <mrow>
          <msub>
            <mi>w</mi>
            <mn>0</mn>
          </msub>
          <mo stretchy="false">+</mo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</mrow>
      </mrow>
      <mi>,</mi>
    </mrow>
    <annotation encoding="StarMath 5.0">a( x ) = w_0 + w_1 x_1 + dotsaxis +w_d х_d = w_0 + langle w, x rangle ,</annotation>
  </semantics>
</math>
</file>

<file path=Object 2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</mrow>
      <mi>.</mi>
    </mrow>
    <annotation encoding="StarMath 5.0">a( x ) = langle w, x rangle .</annotation>
  </semantics>
</math>
</file>

<file path=Object 33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, x rangle </annotation>
  </semantics>
</math>
</file>

<file path=Object 34/content.xml><?xml version="1.0" encoding="utf-8"?>
<math xmlns="http://www.w3.org/1998/Math/MathML" display="block">
  <semantics>
    <mi>w</mi>
    <annotation encoding="StarMath 5.0">w</annotation>
  </semantics>
</math>
</file>

<file path=Object 35/content.xml><?xml version="1.0" encoding="utf-8"?>
<math xmlns="http://www.w3.org/1998/Math/MathML" display="block">
  <semantics>
    <mi>х</mi>
    <annotation encoding="StarMath 5.0">х</annotation>
  </semantics>
</math>
</file>

<file path=Object 36/content.xml><?xml version="1.0" encoding="utf-8"?>
<math xmlns="http://www.w3.org/1998/Math/MathML" display="block">
  <semantics>
    <mi>х</mi>
    <annotation encoding="StarMath 5.0">х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,</mn>
          </msub>
          <mn>...</mn>
          <mi>,</mi>
          <msub>
            <mi>u</mi>
            <mi>m</mi>
          </msub>
        </mrow>
      </mrow>
      <mi>;</mi>
    </mrow>
    <annotation encoding="StarMath 5.0">U = { u_1, ..., u_m };</annotation>
  </semantics>
</math>
</file>

<file path=Object 38/content.xml><?xml version="1.0" encoding="utf-8"?>
<math xmlns="http://www.w3.org/1998/Math/MathML" display="block">
  <semantics>
    <mrow>
      <msub>
        <mi>x</mi>
        <mi>j</mi>
      </msub>
      <mi mathvariant="normal">: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n>1</mn>
            </msub>
          </mrow>
        </mrow>
        <mo fence="true" stretchy="false">]</mo>
      </mrow>
      <mi>,</mi>
      <mn>...</mn>
      <mi>,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i>m</mi>
            </msub>
          </mrow>
        </mrow>
        <mo fence="true" stretchy="false">]</mo>
      </mrow>
      <mi>;</mi>
    </mrow>
    <annotation encoding="StarMath 5.0">x_j: [ x_j = u_1 ],...,[ x_j = u_m ];</annotation>
  </semantics>
</math>
</file>

<file path=Object 39/content.xml><?xml version="1.0" encoding="utf-8"?>
<math xmlns="http://www.w3.org/1998/Math/MathML" display="block">
  <semantics>
    <mrow>
      <mfrac>
        <mn>1</mn>
        <mi>l</mi>
      </mfrac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=</mo>
        <mfrac>
          <mn>1</mn>
          <mi>l</mi>
        </mfrac>
      </mrow>
      <mrow>
        <msup>
          <mrow>
            <mo fence="true" stretchy="false">‖</mo>
            <mrow>
              <mrow>
                <mi mathvariant="italic">Xw</mi>
                <mo stretchy="false">−</mo>
                <mi>y</mi>
              </mrow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,</mi>
    </mrow>
    <annotation encoding="StarMath 5.0">1 over l sum from { i = 1 } to l ( langle w, x_i rangle - y_i )^2 = 1 over l ldline Xw - y rdline ^ 2 toward min csub w ,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z</mi>
            </mrow>
            <mo fence="true" stretchy="false">‖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sup>
            <mi>z</mi>
            <mi>j</mi>
            <mn>2</mn>
          </msubsup>
        </mrow>
      </mrow>
      <mi>.</mi>
    </mrow>
    <annotation encoding="StarMath 5.0">ldline z rdline ^ 2 =  sum from {j=1} to n z^2_j.</annotation>
  </semantics>
</math>
</file>

<file path=Object 41/content.xml><?xml version="1.0" encoding="utf-8"?>
<math xmlns="http://www.w3.org/1998/Math/MathML" display="block">
  <semantics>
    <mi mathvariant="italic">Хw</mi>
    <annotation encoding="StarMath 5.0">Хw</annotation>
  </semantics>
</math>
</file>

<file path=Object 42/content.xml><?xml version="1.0" encoding="utf-8"?>
<math xmlns="http://www.w3.org/1998/Math/MathML" display="block">
  <semantics>
    <mrow>
      <mo fence="true" stretchy="false">‖</mo>
      <mrow>
        <mi>z</mi>
      </mrow>
      <mo fence="true" stretchy="false">‖</mo>
    </mrow>
    <annotation encoding="StarMath 5.0">ldline z rdline</annotation>
  </semantics>
</math>
</file>

<file path=Object 43/content.xml><?xml version="1.0" encoding="utf-8"?>
<math xmlns="http://www.w3.org/1998/Math/MathML" display="block">
  <semantics>
    <mrow>
      <mi>d</mi>
      <mo stretchy="false">+</mo>
      <mn>1.</mn>
    </mrow>
    <annotation encoding="StarMath 5.0">d + 1.</annotation>
  </semantics>
</math>
</file>

<file path=Object 4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.</mi>
    </mrow>
    <annotation encoding="StarMath 5.0">w =(X^T X) ^-1 X^T y.</annotation>
  </semantics>
</math>
</file>

<file path=Object 45/content.xml><?xml version="1.0" encoding="utf-8"?>
<math xmlns="http://www.w3.org/1998/Math/MathML" display="block">
  <semantics>
    <mrow>
      <mi>λ</mi>
      <mi>,</mi>
    </mrow>
    <annotation encoding="StarMath 5.0">%lambda,</annotation>
  </semantics>
</math>
</file>

<file path=Object 4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ldline w rdline ^2 toward  min csub {w} </annotation>
  </semantics>
</math>
</file>

<file path=Object 4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row>
                  <mi>X</mi>
                  <mo stretchy="false">+</mo>
                  <mi>λ</mi>
                </mrow>
                <mi>I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,</mi>
    </mrow>
    <annotation encoding="StarMath 5.0">w =(X^T X + %lambda I) ^-1 X^T y,</annotation>
  </semantics>
</math>
</file>

<file path=Object 48/content.xml><?xml version="1.0" encoding="utf-8"?>
<math xmlns="http://www.w3.org/1998/Math/MathML" display="block">
  <semantics>
    <mrow>
      <mrow>
        <mrow>
          <mi mathvariant="italic">Xw</mi>
          <mo stretchy="false">−</mo>
          <mi>y</mi>
        </mrow>
        <mo stretchy="false">=</mo>
        <mrow>
          <mrow>
            <mrow>
              <mo fence="true" stretchy="true">(</mo>
              <mrow>
                <mtable>
                  <mtr>
                    <mtd>
                      <msub>
                        <mi>x</mi>
                        <mn>11</mn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row>
                          <mn>1</mn>
                          <mi>d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x</mi>
                        <mrow>
                          <mi>l</mi>
                          <mn>1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i mathvariant="italic">ld</mi>
                      </msub>
                    </mtd>
                  </mtr>
                </mtable>
              </mrow>
              <mo fence="true" stretchy="true">)</mo>
            </mrow>
            <mo stretchy="false">∗</mo>
            <mrow>
              <mo fence="true" stretchy="true">(</mo>
              <mrow>
                <mtable>
                  <mtr>
                    <mtd>
                      <msub>
                        <mi>w</mi>
                        <mn>1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w</mi>
                        <mi>d</mi>
                      </msub>
                    </mtd>
                  </mtr>
                </mtable>
              </mrow>
              <mo fence="true" stretchy="true">)</mo>
            </mrow>
          </mrow>
          <mo stretchy="false">−</mo>
          <mrow>
            <mo fence="true" stretchy="true">(</mo>
            <mrow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d</mi>
                    </msub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row>
                          <mn>1</mn>
                          <mi>i</mi>
                        </mrow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i mathvariant="italic">li</mi>
                      </msub>
                      <mo stretchy="false">−</mo>
                      <msub>
                        <mi>y</mi>
                        <mi>l</mi>
                      </msub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n>1</mn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n>1</mn>
                    </msub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l</mi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i>l</mi>
                    </msub>
                  </mrow>
                </mtd>
              </mtr>
            </mtable>
          </mrow>
          <mo fence="true" stretchy="true">)</mo>
        </mrow>
      </mrow>
      <mi>,</mi>
    </mrow>
    <annotation encoding="StarMath 5.0">Xw - y = left ( matrix { x_11#dotsaxis#x_1d##dotsvert#dotsdown#dotsvert##x_l1#dotsaxis#x_ld} right ) * left ( matrix {w_1##dotsvert##w_d } right ) - left ( matrix {y_1##dotsvert##y_d } right ) = left ( matrix { sum from {i=1} to d w_i x_1i - y_1 ## dotsvert ## sum from {i=1} to d w_i x_li - y_l } right ) = left ( matrix { langle w,x_1 rangle - y_1 ## dotsvert ## langle w, x_l rangle - y_l} right ),</annotation>
  </semantics>
</math>
</file>

<file path=Object 49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w</mi>
          <mi>i</mi>
        </msub>
      </mrow>
      <mrow>
        <mo fence="true" stretchy="false">[</mo>
        <mrow>
          <mrow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  <mo stretchy="false">=</mo>
            <mi>y</mi>
          </mrow>
        </mrow>
        <mo fence="true" stretchy="false">]</mo>
      </mrow>
      <mi>,</mi>
    </mrow>
    <annotation encoding="StarMath 5.0">a( x ) = argmax csub{ y in %UPSILON } sum from{i = 1} to k w_i [y_{(i)}=y],</annotation>
  </semantics>
</math>
</file>

<file path=Object 50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row>
          <munderover>
            <mo stretchy="false">∑</mo>
            <mrow>
              <mi>j</mi>
              <mo stretchy="false">=</mo>
              <mn>1</mn>
            </mrow>
            <mi>d</mi>
          </munderover>
          <msup>
            <mrow>
              <mo fence="true" stretchy="false">|</mo>
              <mrow>
                <mi>w</mi>
              </mrow>
              <mo fence="true" stretchy="false">|</mo>
            </mrow>
            <mn>2</mn>
          </msup>
        </mrow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sum from {j=1} to d lline w rline   ^2 toward  min csub {w} </annotation>
  </semantics>
</math>
</file>

<file path=Object 52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4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6/content.xml><?xml version="1.0" encoding="utf-8"?>
<math xmlns="http://www.w3.org/1998/Math/MathML" display="block">
  <semantics>
    <mrow>
      <mrow>
        <mi>μ</mi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sup>
          <mi>x</mi>
          <mi>i</mi>
          <mi>j</mi>
        </msubsup>
      </mrow>
    </mrow>
    <annotation encoding="StarMath 5.0">%mu=1 over l sum from {i = 1} to l x^j_i</annotation>
  </semantics>
</math>
</file>

<file path=Object 57/content.xml><?xml version="1.0" encoding="utf-8"?>
<math xmlns="http://www.w3.org/1998/Math/MathML" display="block">
  <semantics>
    <mrow>
      <msub>
        <mi>σ</mi>
        <mi>j</mi>
      </msub>
      <mo stretchy="false">=</mo>
      <msqrt>
        <mrow>
          <mfrac>
            <mn>1</mn>
            <mi>l</mi>
          </mfrac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p>
              <mrow>
                <mo fence="true" stretchy="false">(</mo>
                <mrow>
                  <mrow>
                    <msubsup>
                      <mi>x</mi>
                      <mi>i</mi>
                      <mi>j</mi>
                    </msubsup>
                    <mo stretchy="false">−</mo>
                    <msub>
                      <mi>μ</mi>
                      <mi>j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j = sqrt {1 over l sum from {i = 1} to l ( x^j_i - %mu_j)^2}</annotation>
  </semantics>
</math>
</file>

<file path=Object 58/content.xml><?xml version="1.0" encoding="utf-8"?>
<math xmlns="http://www.w3.org/1998/Math/MathML" display="block">
  <semantics>
    <mrow>
      <mrow>
        <msubsup>
          <mi>x</mi>
          <mi>i</mi>
          <mi>j</mi>
        </msubsup>
        <mo stretchy="false">=</mo>
        <mfrac>
          <mrow>
            <msubsup>
              <mi>x</mi>
              <mi>i</mi>
              <mi>j</mi>
            </msubsup>
            <mo stretchy="false">−</mo>
            <msub>
              <mi>μ</mi>
              <mi>j</mi>
            </msub>
          </mrow>
          <msub>
            <mi>σ</mi>
            <mi>j</mi>
          </msub>
        </mfrac>
      </mrow>
      <mi>,</mi>
    </mrow>
    <annotation encoding="StarMath 5.0">x^j_i={x^j_i-%mu_j}over{%sigma_j},</annotation>
  </semantics>
</math>
</file>

<file path=Object 6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